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256.comp" table:style-name="ta1">
        <table:shapes>
          <draw:frame draw:z-index="0" draw:style-name="gr1" draw:text-style-name="P1" svg:width="16.023cm" svg:height="9.004cm" svg:x="13.765cm" svg:y="1.727cm">
            <draw:object draw:notify-on-update-of-ranges="'camera256.comp'.A1:'camera256.comp'.A12 'camera256.comp'.B1:'camera256.comp'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67172808823956" calcext:value-type="float">
            <text:p>3.6717280882</text:p>
          </table:table-cell>
          <table:table-cell office:value-type="float" office:value="4696" calcext:value-type="float">
            <text:p>4696</text:p>
          </table:table-cell>
          <table:table-cell table:formula="of:=[.A1]*[.C1]"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SUM([.D1:.D11])/SUM([.C1:.C11])" office:value-type="float" office:value="1.23352391386217" calcext:value-type="float">
            <text:p>1.2335239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4.21423434902562" calcext:value-type="float">
            <text:p>4.214234349</text:p>
          </table:table-cell>
          <table:table-cell office:value-type="float" office:value="16377" calcext:value-type="float">
            <text:p>16377</text:p>
          </table:table-cell>
          <table:table-cell table:formula="of:=[.A2]*[.C2]" office:value-type="float" office:value="16377" calcext:value-type="float">
            <text:p>16377</text:p>
          </table:table-cell>
          <table:table-cell/>
          <table:table-cell office:value-type="string" calcext:value-type="string">
            <text:p>stdev</text:p>
          </table:table-cell>
          <table:table-cell table:formula="of:=STDEV([.C1:.C12])" office:value-type="float" office:value="4828.55288174606" calcext:value-type="float">
            <text:p>4828.55288174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76967266405549" calcext:value-type="float">
            <text:p>3.7696726641</text:p>
          </table:table-cell>
          <table:table-cell office:value-type="float" office:value="5884" calcext:value-type="float">
            <text:p>5884</text:p>
          </table:table-cell>
          <table:table-cell table:formula="of:=[.A3]*[.C3]" office:value-type="float" office:value="11768" calcext:value-type="float">
            <text:p>117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19728055812562" calcext:value-type="float">
            <text:p>3.1972805581</text:p>
          </table:table-cell>
          <table:table-cell office:value-type="float" office:value="1575" calcext:value-type="float">
            <text:p>1575</text:p>
          </table:table-cell>
          <table:table-cell table:formula="of:=[.A4]*[.C4]" office:value-type="float" office:value="4725" calcext:value-type="float">
            <text:p>47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2.63748972951251" calcext:value-type="float">
            <text:p>2.6374897295</text:p>
          </table:table-cell>
          <table:table-cell office:value-type="float" office:value="434" calcext:value-type="float">
            <text:p>434</text:p>
          </table:table-cell>
          <table:table-cell table:formula="of:=[.A5]*[.C5]" office:value-type="float" office:value="1736" calcext:value-type="float">
            <text:p>173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13033376849501" calcext:value-type="float">
            <text:p>2.1303337685</text:p>
          </table:table-cell>
          <table:table-cell office:value-type="float" office:value="135" calcext:value-type="float">
            <text:p>135</text:p>
          </table:table-cell>
          <table:table-cell table:formula="of:=[.A6]*[.C6]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7]*[.C7]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8]*[.C8]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9]*[.C9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  <table:table-cell table:formula="of:=[.A10]*[.C10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  <table:table-cell table:formula="of:=[.A11]*[.C1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[.A12]*[.C12]" office:value-type="float" office:value="22" calcext:value-type="float">
            <text:p>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1:22.25151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7:37:15.400596014</dc:date>
    <dc:creator>patrick </dc:creator>
    <meta:editing-duration>PT30M39S</meta:editing-duration>
    <meta:editing-cycles>5</meta:editing-cycles>
    <meta:generator>LibreOffice/4.3.3.2$Linux_X86_64 LibreOffice_project/43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bar" chart:style-name="ch1">
        <chart:plot-area chart:style-name="ch2" table:cell-range-address="'camera256.comp'.A1:'camera256.comp'.B12" chart:data-source-has-labels="column" svg:x="1.331cm" svg:y="0.18cm" svg:width="14.373cm" svg:height="7.664cm">
          <chartooo:coordinate-region svg:x="2.058cm" svg:y="0.379cm" svg:width="13.646cm" svg:height="6.818cm"/>
          <chart:axis chart:dimension="x" chart:name="primary-x" chart:style-name="ch3" chartooo:axis-type="auto">
            <chartooo:date-scale/>
            <chart:title svg:x="7.772cm" svg:y="8.024cm" chart:style-name="ch4">
              <text:p>repeating</text:p>
            </chart:title>
            <chart:categories table:cell-range-address="'camera256.comp'.A1:'camera256.comp'.A12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'camera256.comp'.B1:'camera256.comp'.B1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256.comp'.A1:'camera256.comp'.A12</svg:desc>
                </draw:g>
              </table:table-cell>
              <table:table-cell office:value-type="float" office:value="3.67172808823956">
                <text:p>3.67172808823956</text:p>
                <draw:g>
                  <svg:desc>'camera256.comp'.B1:'camera256.comp'.B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21423434902562">
                <text:p>4.214234349025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76967266405549">
                <text:p>3.769672664055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19728055812562">
                <text:p>3.197280558125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3748972951251">
                <text:p>2.637489729512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